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ffffff" draw:marker-start-width="0.314cm" draw:marker-end-width="0.314cm" draw:fill="solid" draw:fill-color="#ccdcee" draw:fill-gradient-name="Gradient_20_8" draw:textarea-vertical-align="bottom" draw:auto-grow-height="false" fo:padding-top="0.163cm" fo:padding-bottom="0.025cm" fo:padding-left="0.288cm" fo:padding-right="0.288cm" draw:shadow="hidden" draw:shadow-offset-x="0.305cm" draw:shadow-offset-y="0.305cm" draw:shadow-color="#cccccc" draw:shadow-opacity="20%"/>
    </style:style>
    <style:style style:name="gr2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025cm" fo:padding-bottom="0.025cm" fo:padding-left="0.262cm" fo:padding-right="0.262cm" draw:shadow-offset-x="0.305cm" draw:shadow-offset-y="0.305cm" draw:shadow-color="#cccccc" draw:shadow-opacity="20%"/>
    </style:style>
    <style:style style:name="gr3" style:family="graphic" style:parent-style-name="standard">
      <style:graphic-properties svg:stroke-width="0.076cm" svg:stroke-color="#ffffff" draw:marker-start-width="0.314cm" draw:marker-end-width="0.314cm" draw:fill-color="#ccdcee" draw:fill-gradient-name="Gradient_20_10" draw:textarea-vertical-align="bottom" draw:auto-grow-height="false" fo:padding-top="0.163cm" fo:padding-bottom="0.064cm" fo:padding-left="0.288cm" fo:padding-right="0.288cm" draw:shadow-offset-x="0.305cm" draw:shadow-offset-y="0.305cm" draw:shadow-color="#cccccc" draw:shadow-opacity="20%"/>
    </style:style>
    <style:style style:name="gr4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-offset-x="0.305cm" draw:shadow-offset-y="0.305cm" draw:shadow-color="#cccccc" draw:shadow-opacity="20%"/>
    </style:style>
    <style:style style:name="gr5" style:family="graphic" style:parent-style-name="standard">
      <style:graphic-properties svg:stroke-width="0.051cm" svg:stroke-color="#ffffff" draw:marker-start-width="0.276cm" draw:marker-end-width="0.276cm" draw:fill-color="#ccdcee" draw:fill-gradient-name="Gradient_20_10" draw:textarea-vertical-align="bottom" draw:auto-grow-height="false" fo:padding-top="0.15cm" fo:padding-bottom="0.051cm" fo:padding-left="0.275cm" fo:padding-right="0.275cm" draw:shadow-offset-x="0.305cm" draw:shadow-offset-y="0.305cm" draw:shadow-color="#cccccc" draw:shadow-opacity="20%"/>
    </style:style>
    <style:style style:name="gr6" style:family="graphic" style:parent-style-name="standard">
      <style:graphic-properties draw:stroke="none" svg:stroke-color="#000000" draw:fill="none" draw:fill-color="#ffffff" fo:min-height="1.045cm"/>
    </style:style>
    <style:style style:name="gr7" style:family="graphic" style:parent-style-name="standard">
      <style:graphic-properties draw:stroke="solid" svg:stroke-width="0.076cm" svg:stroke-color="#ffffff" draw:marker-start-width="0.314cm" draw:marker-end-width="0.314cm" draw:fill="solid" draw:fill-color="#ccdcee" draw:fill-gradient-name="Gradient_20_8" draw:textarea-vertical-align="bottom" draw:auto-grow-height="false" fo:padding-top="-0.127cm" fo:padding-bottom="-0.025cm" fo:padding-left="0.288cm" fo:padding-right="0.288cm" draw:shadow="hidden" draw:shadow-offset-x="0.305cm" draw:shadow-offset-y="0.305cm" draw:shadow-color="#cccccc" draw:shadow-opacity="20%"/>
    </style:style>
    <style:style style:name="gr8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="hidden" draw:shadow-offset-x="0.305cm" draw:shadow-offset-y="0.305cm" draw:shadow-color="#cccccc" draw:shadow-opacity="2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25cm" svg:stroke-color="#ffffff" draw:marker-start-width="0.237cm" draw:marker-end-width="0.237cm" draw:fill="solid" draw:fill-color="#6e91bd" draw:fill-gradient-name="Gradient_20_10" draw:textarea-vertical-align="middle" draw:auto-grow-height="false" fo:padding-top="0.137cm" fo:padding-bottom="0.137cm" fo:padding-left="0.262cm" fo:padding-right="0.262cm" draw:shadow="hidden" draw:shadow-offset-x="0.305cm" draw:shadow-offset-y="0.305cm" draw:shadow-color="#cccccc" draw:shadow-opacity="20%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3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4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2" style:family="text">
      <style:text-properties fo:font-family="'Futura Medium'" style:font-family-generic="swiss" style:font-pitch="variable" fo:font-size="13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3" style:family="text"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4" style:family="text">
      <style:text-properties fo:font-family="'Futura Medium'" style:font-family-generic="swiss" style:font-pitch="variable" fo:font-size="15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5" style:family="text">
      <style:text-properties fo:font-family="'Futura Medium'" style:font-family-generic="swiss" style:font-pitch="variable" fo:font-size="13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6" style:family="text"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7" style:family="text">
      <style:text-properties fo:font-family="'Futura Medium'" style:font-family-generic="swiss" style:font-pitch="variable" fo:font-size="15pt" fo:font-style="italic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8" style:family="text"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699cm" svg:height="3.599cm" svg:x="11.278cm" svg:y="11.997cm">
          <text:p text:style-name="P1"><text:span text:style-name="T1">Admin Node 2</text:span></text:p>
          <text:p text:style-name="P1"><text:span text:style-name="T2">≥</text:span><text:span text:style-name="T2">2 cores</text:span></text:p>
          <text:p text:style-name="P1"><text:span text:style-name="T2">≥</text:span><text:span text:style-name="T2">4 GB 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937cm" svg:height="0.761cm" svg:x="11.659cm" svg:y="12.377cm">
          <text:p text:style-name="P1"><text:span text:style-name="T3">replica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72cm" svg:height="4.191cm" svg:x="16.231cm" svg:y="5.817cm">
          <text:p text:style-name="P1"><text:span text:style-name="T4">SRM Node</text:span></text:p>
          <text:p text:style-name="P1"><text:span text:style-name="T5">≥</text:span><text:span text:style-name="T5">2 cores, </text:span></text:p>
          <text:p text:style-name="P1"><text:span text:style-name="T5">≥</text:span><text:span text:style-name="T5">4 GB 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937cm" svg:height="0.762cm" svg:x="16.485cm" svg:y="6.198cm">
          <text:p text:style-name="P1"><text:span text:style-name="T6">SRM+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699cm" svg:height="5.842cm" svg:x="11.278cm" svg:y="5.817cm">
          <text:p text:style-name="P1"><text:span text:style-name="T4">pNFS Node</text:span></text:p>
          <text:p text:style-name="P1"><text:span text:style-name="T5">≥</text:span><text:span text:style-name="T5">2 cores, </text:span></text:p>
          <text:p text:style-name="P1"><text:span text:style-name="T5">≥</text:span><text:span text:style-name="T5">8 GB 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064cm" svg:height="0.762cm" svg:x="11.659cm" svg:y="6.198cm">
          <text:p text:style-name="P1"><text:span text:style-name="T6">pnfs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573cm" svg:height="5.08cm" svg:x="16.23cm" svg:y="10.516cm">
          <text:p text:style-name="P1"><text:span text:style-name="T4">Pool Node </text:span><text:span text:style-name="T7">xN</text:span></text:p>
          <text:p text:style-name="P1"><text:span text:style-name="T5">≥</text:span><text:span text:style-name="T5">2 cores, GigE</text:span></text:p>
          <text:p text:style-name="P1"><text:span text:style-name="T5">≥</text:span><text:span text:style-name="T5">4 GB 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683cm" svg:height="0.762cm" svg:x="16.739cm" svg:y="10.978cm">
          <text:p text:style-name="P1"><text:span text:style-name="T6">pool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4.605cm" svg:height="1.295cm" svg:x="6.071cm" svg:y="4.674cm">
          <draw:text-box>
            <text:p text:style-name="P5"><text:span text:style-name="T8">OSG Tier 2 dCache Installation</text:span></text:p>
          </draw:text-box>
        </draw:frame>
        <draw:custom-shape draw:style-name="gr4" draw:text-style-name="P4" draw:layer="layout" svg:width="4.064cm" svg:height="0.762cm" svg:x="11.659cm" svg:y="7.087cm">
          <text:p text:style-name="P1"><text:span text:style-name="T6">dir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826cm" svg:height="9.779cm" svg:x="6.071cm" svg:y="5.817cm">
          <text:p text:style-name="P1"><text:span text:style-name="T1">Admin Node 1</text:span></text:p>
          <text:p text:style-name="P1"><text:span text:style-name="T5">≥</text:span><text:span text:style-name="T5">4 cores</text:span></text:p>
          <text:p text:style-name="P1"><text:span text:style-name="T5">≥</text:span><text:span text:style-name="T5">8 GB 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9.06382978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937cm" svg:height="0.761cm" svg:x="8.738cm" svg:y="1.499cm">
          <text:p text:style-name="P1"><text:span text:style-name="T3">m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15.818cm" svg:height="0.966cm" svg:x="1.88cm" svg:y="18.136cm">
          <draw:text-box>
            <text:p text:style-name="P7">not sure where utilityDomain, dirDomain belong if at all</text:p>
          </draw:text-box>
        </draw:frame>
        <draw:custom-shape draw:style-name="gr4" draw:text-style-name="P3" draw:layer="layout" svg:width="3.683cm" svg:height="0.762cm" svg:x="16.739cm" svg:y="11.867cm">
          <text:p text:style-name="P1"><text:span text:style-name="T3">(doo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937cm" svg:height="0.762cm" svg:x="6.452cm" svg:y="6.325cm">
          <text:p text:style-name="P1"><text:span text:style-name="T3">lm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937cm" svg:height="0.761cm" svg:x="6.452cm" svg:y="7.215cm">
          <text:p text:style-name="P1"><text:span text:style-name="T3">pool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3.937cm" svg:height="0.762cm" svg:x="6.452cm" svg:y="8.103cm">
          <text:p text:style-name="P1"><text:span text:style-name="T6">adminD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937cm" svg:height="0.762cm" svg:x="6.452cm" svg:y="8.992cm">
          <text:p text:style-name="P1"><text:span text:style-name="T3">http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3.937cm" svg:height="0.762cm" svg:x="6.452cm" svg:y="10.77cm">
          <text:p text:style-name="P1"><text:span text:style-name="T6">gplazma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3.937cm" svg:height="0.762cm" svg:x="6.452cm" svg:y="11.659cm">
          <text:p text:style-name="P1"><text:span text:style-name="T6">Info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937cm" svg:height="0.762cm" svg:x="6.452cm" svg:y="9.881cm">
          <text:p text:style-name="P1"><text:span text:style-name="T3">utility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ffff" draw:end-color="#0099ff" draw:start-intensity="100%" draw:end-intensity="100%" draw:angle="0" draw:border="30%"/>
    <draw:gradient draw:name="Gradient_20_8" draw:display-name="Gradient 8" draw:style="linear" draw:start-color="#ffff00" draw:end-color="#b3b300" draw:start-intensity="100%" draw:end-intensity="100%" draw:angle="0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Forrest Christian</meta:initial-creator>
    <meta:creation-date>2007-02-01T09:50:58</meta:creation-date>
    <dc:date>2007-09-10T17:31:05</dc:date>
    <dc:language>en-US</dc:language>
    <meta:editing-cycles>16</meta:editing-cycles>
    <meta:editing-duration>PT7H50M18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